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870000006DF70EBC1129AEBEA1.jpg" manifest:media-type="image/jpeg"/>
  <manifest:file-entry manifest:full-path="Pictures/10000000000004790000007AB7D0056CD04FB3E1.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f76fe" officeooo:paragraph-rsid="000f76fe"/>
    </style:style>
    <style:style style:name="P2" style:family="paragraph" style:parent-style-name="Title">
      <style:text-properties officeooo:rsid="000f76fe" officeooo:paragraph-rsid="000f76fe"/>
    </style:style>
    <style:style style:name="P3" style:family="paragraph" style:parent-style-name="Text_20_body">
      <style:paragraph-properties fo:margin-top="0.0791in" fo:margin-bottom="0.1764in" style:contextual-spacing="false" fo:line-height="200%"/>
      <style:text-properties fo:font-size="14pt" officeooo:rsid="000f76fe" officeooo:paragraph-rsid="000f76fe" style:font-size-asian="14pt" style:font-size-complex="14pt"/>
    </style:style>
    <style:style style:name="P4" style:family="paragraph" style:parent-style-name="Title">
      <style:paragraph-properties fo:line-height="150%"/>
      <style:text-properties officeooo:paragraph-rsid="000f76fe"/>
    </style:style>
    <style:style style:name="P5" style:family="paragraph" style:parent-style-name="Text_20_body">
      <style:paragraph-properties fo:margin-top="0.0791in" fo:margin-bottom="0.1764in" style:contextual-spacing="false" fo:line-height="200%"/>
      <style:text-properties fo:font-size="14pt" officeooo:rsid="000f76fe" officeooo:paragraph-rsid="000f76fe" style:font-size-asian="14pt" style:font-size-complex="14pt"/>
    </style:style>
    <style:style style:name="P6" style:family="paragraph" style:parent-style-name="Text_20_body" style:list-style-name="L1">
      <style:text-properties fo:font-size="14pt" officeooo:rsid="000f76fe" officeooo:paragraph-rsid="000f76fe" style:font-size-asian="14pt" style:font-size-complex="14pt"/>
    </style:style>
    <style:style style:name="P7" style:family="paragraph" style:parent-style-name="Text_20_body" style:list-style-name="L2">
      <style:paragraph-properties fo:line-height="150%"/>
      <style:text-properties fo:font-size="14pt" officeooo:rsid="000f76fe" officeooo:paragraph-rsid="000f76fe" style:font-size-asian="14pt" style:font-size-complex="14pt"/>
    </style:style>
    <style:style style:name="T1" style:family="text">
      <style:text-properties officeooo:rsid="000f76fe"/>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fo:background-color="#ffff00" style:background-transparency="0%" draw:fill="solid" draw:fill-color="#ffff00" dra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Knowing if an element is a block level element or an inline level element helps you to determine the position of the element within your document. It helps you to know if it is going to stack on top of the another element or be beside another element. </text:p>
      <text:p text:style-name="P2">Block Level Elements:</text:p>
      <text:list text:style-name="L1">
        <text:list-item>
          <text:p text:style-name="P6">Block level elements start on a new line. The browser automatically adds space before and after the element (margin). They stack like blocks on top of each other and take up the width of the entire page. (Stretches out to the left and right as far as it can)</text:p>
        </text:list-item>
      </text:list>
      <text:p text:style-name="P1"/>
      <text:p text:style-name="P4"><draw:frame draw:style-name="fr2" draw:name="Image1" text:anchor-type="char" svg:width="7.8571in" svg:height="1.7945in" draw:z-index="0"><draw:image xlink:href="Pictures/10000000000004790000007AB7D0056CD04FB3E1.jpg" xlink:type="simple" xlink:show="embed" xlink:actuate="onLoad" draw:mime-type="image/jpeg"/></draw:frame><text:span text:style-name="T1">Inline-Level Elements:</text:span></text:p>
      <text:list text:style-name="L2">
        <text:list-item>
          <text:p text:style-name="P7">An inline element does <text:span text:style-name="T2">NOT</text:span> start on a new line and only takes up as much room as necessary. </text:p>
        </text:list-item>
      </text:list>
      <text:p text:style-name="P3"><draw:frame draw:style-name="fr1" draw:name="Image2" text:anchor-type="char" svg:x="-0.2866in" svg:y="0in" svg:width="7.6453in" svg:height="1.4709in" draw:z-index="1"><draw:image xlink:href="Pictures/10000000000004870000006DF70EBC1129AEBEA1.jpg" xlink:type="simple" xlink:show="embed" xlink:actuate="onLoad" draw:mime-type="image/jpe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4T09:47:56.975000000</meta:creation-date>
    <dc:date>2025-01-15T13:59:54.508000000</dc:date>
    <meta:editing-duration>P1DT4H11M57S</meta:editing-duration>
    <meta:editing-cycles>3</meta:editing-cycles>
    <meta:generator>LibreOffice/7.6.2.1$Windows_X86_64 LibreOffice_project/56f7684011345957bbf33a7ee678afaf4d2ba333</meta:generator>
    <meta:document-statistic meta:table-count="0" meta:image-count="2" meta:object-count="0" meta:page-count="1" meta:paragraph-count="5" meta:word-count="123" meta:character-count="647" meta:non-whitespace-character-count="529"/>
  </office:meta>
</office:document-meta>
</file>